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6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107.55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70.0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eld_production_totalt_NCS_year__DisplayAllRows" table:style-name="ta1">
        <table:shapes>
          <draw:frame draw:z-index="0" draw:style-name="gr1" draw:text-style-name="P1" svg:width="593.74pt" svg:height="302.68pt" svg:x="136.01pt" svg:y="33.87pt">
            <loext:p draw:notify-on-update-of-ranges="field_production_totalt_NCS_year__DisplayAllRows.A1:field_production_totalt_NCS_year__DisplayAllRows.A1 field_production_totalt_NCS_year__DisplayAllRows.A3:field_production_totalt_NCS_year__DisplayAllRows.A50 field_production_totalt_NCS_year__DisplayAllRows.H1:field_production_totalt_NCS_year__DisplayAllRows.H1 field_production_totalt_NCS_year__DisplayAllRows.H3:field_production_totalt_NCS_year__DisplayAllRows.H50 field_production_totalt_NCS_year__DisplayAllRows.B1:field_production_totalt_NCS_year__DisplayAllRows.B1 field_production_totalt_NCS_year__DisplayAllRows.B3:field_production_totalt_NCS_year__DisplayAllRows.B50 field_production_totalt_NCS_year__DisplayAllRows.A3:field_production_totalt_NCS_year__DisplayAllRows.A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fYear</text:p>
          </table:table-cell>
          <table:table-cell office:value-type="string" calcext:value-type="string">
            <text:p>prfPrdOilNetMillSm3</text:p>
          </table:table-cell>
          <table:table-cell office:value-type="string" calcext:value-type="string">
            <text:p>prfPrdGasNetBillSm3</text:p>
          </table:table-cell>
          <table:table-cell office:value-type="string" calcext:value-type="string">
            <text:p>prfPrdCondensateNetMillSm3</text:p>
          </table:table-cell>
          <table:table-cell office:value-type="string" calcext:value-type="string">
            <text:p>prfPrdNGLNetMillSm3</text:p>
          </table:table-cell>
          <table:table-cell office:value-type="string" calcext:value-type="string">
            <text:p>prfPrdOeNetMillSm3</text:p>
          </table:table-cell>
          <table:table-cell office:value-type="string" calcext:value-type="string">
            <text:p>prfPrdProducedWaterInFieldMillSm3</text:p>
          </table:table-cell>
          <table:table-cell office:value-type="string" calcext:value-type="string">
            <text:p>OilTOT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.989" calcext:value-type="float">
            <text:p>32.989</text:p>
          </table:table-cell>
          <table:table-cell office:value-type="float" office:value="52.009" calcext:value-type="float">
            <text:p>52.009</text:p>
          </table:table-cell>
          <table:table-cell office:value-type="float" office:value="7.745" calcext:value-type="float">
            <text:p>7.745</text:p>
          </table:table-cell>
          <table:table-cell office:value-type="float" office:value="0.712" calcext:value-type="float">
            <text:p>0.712</text:p>
          </table:table-cell>
          <table:table-cell office:value-type="float" office:value="93.454" calcext:value-type="float">
            <text:p>93.454</text:p>
          </table:table-cell>
          <table:table-cell office:value-type="float" office:value="73.209" calcext:value-type="float">
            <text:p>73.209</text:p>
          </table:table-cell>
          <table:table-cell table:formula="of:=[.B2]+[.D2]+[.E2]" office:value-type="float" office:value="41.446" calcext:value-type="float">
            <text:p>41.446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6.286" calcext:value-type="float">
            <text:p>86.286</text:p>
          </table:table-cell>
          <table:table-cell office:value-type="float" office:value="121.561" calcext:value-type="float">
            <text:p>121.561</text:p>
          </table:table-cell>
          <table:table-cell office:value-type="float" office:value="19.457" calcext:value-type="float">
            <text:p>19.457</text:p>
          </table:table-cell>
          <table:table-cell office:value-type="float" office:value="1.714" calcext:value-type="float">
            <text:p>1.714</text:p>
          </table:table-cell>
          <table:table-cell office:value-type="float" office:value="229.018" calcext:value-type="float">
            <text:p>229.018</text:p>
          </table:table-cell>
          <table:table-cell office:value-type="float" office:value="173.127" calcext:value-type="float">
            <text:p>173.127</text:p>
          </table:table-cell>
          <table:table-cell table:formula="of:=[.B3]+[.D3]+[.E3]" office:value-type="float" office:value="107.457" calcext:value-type="float">
            <text:p>107.45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2.178" calcext:value-type="float">
            <text:p>92.178</text:p>
          </table:table-cell>
          <table:table-cell office:value-type="float" office:value="124.15" calcext:value-type="float">
            <text:p>124.15</text:p>
          </table:table-cell>
          <table:table-cell office:value-type="float" office:value="20.395" calcext:value-type="float">
            <text:p>20.395</text:p>
          </table:table-cell>
          <table:table-cell office:value-type="float" office:value="1.707" calcext:value-type="float">
            <text:p>1.707</text:p>
          </table:table-cell>
          <table:table-cell office:value-type="float" office:value="238.43" calcext:value-type="float">
            <text:p>238.43</text:p>
          </table:table-cell>
          <table:table-cell office:value-type="float" office:value="171.88" calcext:value-type="float">
            <text:p>171.88</text:p>
          </table:table-cell>
          <table:table-cell table:formula="of:=[.B4]+[.D4]+[.E4]" office:value-type="float" office:value="114.28" calcext:value-type="float">
            <text:p>114.2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3.951" calcext:value-type="float">
            <text:p>93.951</text:p>
          </table:table-cell>
          <table:table-cell office:value-type="float" office:value="116.766" calcext:value-type="float">
            <text:p>116.766</text:p>
          </table:table-cell>
          <table:table-cell office:value-type="float" office:value="20.309" calcext:value-type="float">
            <text:p>20.309</text:p>
          </table:table-cell>
          <table:table-cell office:value-type="float" office:value="1.933" calcext:value-type="float">
            <text:p>1.933</text:p>
          </table:table-cell>
          <table:table-cell office:value-type="float" office:value="232.96" calcext:value-type="float">
            <text:p>232.96</text:p>
          </table:table-cell>
          <table:table-cell office:value-type="float" office:value="176.805" calcext:value-type="float">
            <text:p>176.805</text:p>
          </table:table-cell>
          <table:table-cell table:formula="of:=[.B5]+[.D5]+[.E5]" office:value-type="float" office:value="116.193" calcext:value-type="float">
            <text:p>116.1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0.854" calcext:value-type="float">
            <text:p>90.854</text:p>
          </table:table-cell>
          <table:table-cell office:value-type="float" office:value="117.008" calcext:value-type="float">
            <text:p>117.008</text:p>
          </table:table-cell>
          <table:table-cell office:value-type="float" office:value="19.606" calcext:value-type="float">
            <text:p>19.606</text:p>
          </table:table-cell>
          <table:table-cell office:value-type="float" office:value="2.468" calcext:value-type="float">
            <text:p>2.468</text:p>
          </table:table-cell>
          <table:table-cell office:value-type="float" office:value="229.936" calcext:value-type="float">
            <text:p>229.936</text:p>
          </table:table-cell>
          <table:table-cell office:value-type="float" office:value="184.646" calcext:value-type="float">
            <text:p>184.646</text:p>
          </table:table-cell>
          <table:table-cell table:formula="of:=[.B6]+[.D6]+[.E6]" office:value-type="float" office:value="112.928" calcext:value-type="float">
            <text:p>112.928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7.751" calcext:value-type="float">
            <text:p>87.751</text:p>
          </table:table-cell>
          <table:table-cell office:value-type="float" office:value="108.303" calcext:value-type="float">
            <text:p>108.303</text:p>
          </table:table-cell>
          <table:table-cell office:value-type="float" office:value="18.802" calcext:value-type="float">
            <text:p>18.802</text:p>
          </table:table-cell>
          <table:table-cell office:value-type="float" office:value="2.912" calcext:value-type="float">
            <text:p>2.912</text:p>
          </table:table-cell>
          <table:table-cell office:value-type="float" office:value="217.768" calcext:value-type="float">
            <text:p>217.768</text:p>
          </table:table-cell>
          <table:table-cell office:value-type="float" office:value="175.265" calcext:value-type="float">
            <text:p>175.265</text:p>
          </table:table-cell>
          <table:table-cell table:formula="of:=[.B7]+[.D7]+[.E7]" office:value-type="float" office:value="109.465" calcext:value-type="float">
            <text:p>109.46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4.939" calcext:value-type="float">
            <text:p>84.939</text:p>
          </table:table-cell>
          <table:table-cell office:value-type="float" office:value="108.746" calcext:value-type="float">
            <text:p>108.746</text:p>
          </table:table-cell>
          <table:table-cell office:value-type="float" office:value="17.718" calcext:value-type="float">
            <text:p>17.718</text:p>
          </table:table-cell>
          <table:table-cell office:value-type="float" office:value="3.991" calcext:value-type="float">
            <text:p>3.991</text:p>
          </table:table-cell>
          <table:table-cell office:value-type="float" office:value="215.395" calcext:value-type="float">
            <text:p>215.395</text:p>
          </table:table-cell>
          <table:table-cell office:value-type="float" office:value="157.73" calcext:value-type="float">
            <text:p>157.73</text:p>
          </table:table-cell>
          <table:table-cell table:formula="of:=[.B8]+[.D8]+[.E8]" office:value-type="float" office:value="106.648" calcext:value-type="float">
            <text:p>106.64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9.197" calcext:value-type="float">
            <text:p>89.197</text:p>
          </table:table-cell>
          <table:table-cell office:value-type="float" office:value="114.723" calcext:value-type="float">
            <text:p>114.723</text:p>
          </table:table-cell>
          <table:table-cell office:value-type="float" office:value="17.799" calcext:value-type="float">
            <text:p>17.799</text:p>
          </table:table-cell>
          <table:table-cell office:value-type="float" office:value="4.575" calcext:value-type="float">
            <text:p>4.575</text:p>
          </table:table-cell>
          <table:table-cell office:value-type="float" office:value="226.294" calcext:value-type="float">
            <text:p>226.294</text:p>
          </table:table-cell>
          <table:table-cell office:value-type="float" office:value="159.994" calcext:value-type="float">
            <text:p>159.994</text:p>
          </table:table-cell>
          <table:table-cell table:formula="of:=[.B9]+[.D9]+[.E9]" office:value-type="float" office:value="111.571" calcext:value-type="float">
            <text:p>111.57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7.456" calcext:value-type="float">
            <text:p>97.456</text:p>
          </table:table-cell>
          <table:table-cell office:value-type="float" office:value="101.266" calcext:value-type="float">
            <text:p>101.266</text:p>
          </table:table-cell>
          <table:table-cell office:value-type="float" office:value="16.314" calcext:value-type="float">
            <text:p>16.314</text:p>
          </table:table-cell>
          <table:table-cell office:value-type="float" office:value="4.583" calcext:value-type="float">
            <text:p>4.583</text:p>
          </table:table-cell>
          <table:table-cell office:value-type="float" office:value="219.62" calcext:value-type="float">
            <text:p>219.62</text:p>
          </table:table-cell>
          <table:table-cell office:value-type="float" office:value="157.393" calcext:value-type="float">
            <text:p>157.393</text:p>
          </table:table-cell>
          <table:table-cell table:formula="of:=[.B10]+[.D10]+[.E10]" office:value-type="float" office:value="118.353" calcext:value-type="float">
            <text:p>118.35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4.388" calcext:value-type="float">
            <text:p>104.388</text:p>
          </table:table-cell>
          <table:table-cell office:value-type="float" office:value="106.998" calcext:value-type="float">
            <text:p>106.998</text:p>
          </table:table-cell>
          <table:table-cell office:value-type="float" office:value="15.55" calcext:value-type="float">
            <text:p>15.55</text:p>
          </table:table-cell>
          <table:table-cell office:value-type="float" office:value="4.171" calcext:value-type="float">
            <text:p>4.171</text:p>
          </table:table-cell>
          <table:table-cell office:value-type="float" office:value="231.107" calcext:value-type="float">
            <text:p>231.107</text:p>
          </table:table-cell>
          <table:table-cell office:value-type="float" office:value="160.66" calcext:value-type="float">
            <text:p>160.66</text:p>
          </table:table-cell>
          <table:table-cell table:formula="of:=[.B11]+[.D11]+[.E11]" office:value-type="float" office:value="124.109" calcext:value-type="float">
            <text:p>124.10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4.937" calcext:value-type="float">
            <text:p>114.937</text:p>
          </table:table-cell>
          <table:table-cell office:value-type="float" office:value="104.259" calcext:value-type="float">
            <text:p>104.259</text:p>
          </table:table-cell>
          <table:table-cell office:value-type="float" office:value="16.962" calcext:value-type="float">
            <text:p>16.962</text:p>
          </table:table-cell>
          <table:table-cell office:value-type="float" office:value="4.44" calcext:value-type="float">
            <text:p>4.44</text:p>
          </table:table-cell>
          <table:table-cell office:value-type="float" office:value="240.598" calcext:value-type="float">
            <text:p>240.598</text:p>
          </table:table-cell>
          <table:table-cell office:value-type="float" office:value="162.219" calcext:value-type="float">
            <text:p>162.219</text:p>
          </table:table-cell>
          <table:table-cell table:formula="of:=[.B12]+[.D12]+[.E12]" office:value-type="float" office:value="136.339" calcext:value-type="float">
            <text:p>136.33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2.662" calcext:value-type="float">
            <text:p>122.662</text:p>
          </table:table-cell>
          <table:table-cell office:value-type="float" office:value="100.11" calcext:value-type="float">
            <text:p>100.11</text:p>
          </table:table-cell>
          <table:table-cell office:value-type="float" office:value="16.942" calcext:value-type="float">
            <text:p>16.942</text:p>
          </table:table-cell>
          <table:table-cell office:value-type="float" office:value="3.924" calcext:value-type="float">
            <text:p>3.924</text:p>
          </table:table-cell>
          <table:table-cell office:value-type="float" office:value="243.638" calcext:value-type="float">
            <text:p>243.638</text:p>
          </table:table-cell>
          <table:table-cell office:value-type="float" office:value="176.717" calcext:value-type="float">
            <text:p>176.717</text:p>
          </table:table-cell>
          <table:table-cell table:formula="of:=[.B13]+[.D13]+[.E13]" office:value-type="float" office:value="143.528" calcext:value-type="float">
            <text:p>143.52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8.276" calcext:value-type="float">
            <text:p>128.276</text:p>
          </table:table-cell>
          <table:table-cell office:value-type="float" office:value="90.31" calcext:value-type="float">
            <text:p>90.31</text:p>
          </table:table-cell>
          <table:table-cell office:value-type="float" office:value="16.629" calcext:value-type="float">
            <text:p>16.629</text:p>
          </table:table-cell>
          <table:table-cell office:value-type="float" office:value="3.126" calcext:value-type="float">
            <text:p>3.126</text:p>
          </table:table-cell>
          <table:table-cell office:value-type="float" office:value="238.341" calcext:value-type="float">
            <text:p>238.341</text:p>
          </table:table-cell>
          <table:table-cell office:value-type="float" office:value="182.672" calcext:value-type="float">
            <text:p>182.672</text:p>
          </table:table-cell>
          <table:table-cell table:formula="of:=[.B14]+[.D14]+[.E14]" office:value-type="float" office:value="148.031" calcext:value-type="float">
            <text:p>148.03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36.577" calcext:value-type="float">
            <text:p>136.577</text:p>
          </table:table-cell>
          <table:table-cell office:value-type="float" office:value="88.668" calcext:value-type="float">
            <text:p>88.668</text:p>
          </table:table-cell>
          <table:table-cell office:value-type="float" office:value="16.696" calcext:value-type="float">
            <text:p>16.696</text:p>
          </table:table-cell>
          <table:table-cell office:value-type="float" office:value="7.625" calcext:value-type="float">
            <text:p>7.625</text:p>
          </table:table-cell>
          <table:table-cell office:value-type="float" office:value="249.566" calcext:value-type="float">
            <text:p>249.566</text:p>
          </table:table-cell>
          <table:table-cell office:value-type="float" office:value="175.127" calcext:value-type="float">
            <text:p>175.127</text:p>
          </table:table-cell>
          <table:table-cell table:formula="of:=[.B15]+[.D15]+[.E15]" office:value-type="float" office:value="160.898" calcext:value-type="float">
            <text:p>160.898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48.137" calcext:value-type="float">
            <text:p>148.137</text:p>
          </table:table-cell>
          <table:table-cell office:value-type="float" office:value="85.843" calcext:value-type="float">
            <text:p>85.843</text:p>
          </table:table-cell>
          <table:table-cell office:value-type="float" office:value="15.806" calcext:value-type="float">
            <text:p>15.806</text:p>
          </table:table-cell>
          <table:table-cell office:value-type="float" office:value="7.952" calcext:value-type="float">
            <text:p>7.952</text:p>
          </table:table-cell>
          <table:table-cell office:value-type="float" office:value="257.737" calcext:value-type="float">
            <text:p>257.737</text:p>
          </table:table-cell>
          <table:table-cell office:value-type="float" office:value="177.068" calcext:value-type="float">
            <text:p>177.068</text:p>
          </table:table-cell>
          <table:table-cell table:formula="of:=[.B16]+[.D16]+[.E16]" office:value-type="float" office:value="171.895" calcext:value-type="float">
            <text:p>171.89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62.778" calcext:value-type="float">
            <text:p>162.778</text:p>
          </table:table-cell>
          <table:table-cell office:value-type="float" office:value="79.311" calcext:value-type="float">
            <text:p>79.311</text:p>
          </table:table-cell>
          <table:table-cell office:value-type="float" office:value="13.643" calcext:value-type="float">
            <text:p>13.643</text:p>
          </table:table-cell>
          <table:table-cell office:value-type="float" office:value="8.675" calcext:value-type="float">
            <text:p>8.675</text:p>
          </table:table-cell>
          <table:table-cell office:value-type="float" office:value="264.406" calcext:value-type="float">
            <text:p>264.406</text:p>
          </table:table-cell>
          <table:table-cell office:value-type="float" office:value="171.028" calcext:value-type="float">
            <text:p>171.028</text:p>
          </table:table-cell>
          <table:table-cell table:formula="of:=[.B17]+[.D17]+[.E17]" office:value-type="float" office:value="185.096" calcext:value-type="float">
            <text:p>185.09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65.475" calcext:value-type="float">
            <text:p>165.475</text:p>
          </table:table-cell>
          <table:table-cell office:value-type="float" office:value="72.96" calcext:value-type="float">
            <text:p>72.96</text:p>
          </table:table-cell>
          <table:table-cell office:value-type="float" office:value="12.931" calcext:value-type="float">
            <text:p>12.931</text:p>
          </table:table-cell>
          <table:table-cell office:value-type="float" office:value="10.339" calcext:value-type="float">
            <text:p>10.339</text:p>
          </table:table-cell>
          <table:table-cell office:value-type="float" office:value="261.705" calcext:value-type="float">
            <text:p>261.705</text:p>
          </table:table-cell>
          <table:table-cell office:value-type="float" office:value="154.35" calcext:value-type="float">
            <text:p>154.35</text:p>
          </table:table-cell>
          <table:table-cell table:formula="of:=[.B18]+[.D18]+[.E18]" office:value-type="float" office:value="188.745" calcext:value-type="float">
            <text:p>188.74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73.649" calcext:value-type="float">
            <text:p>173.649</text:p>
          </table:table-cell>
          <table:table-cell office:value-type="float" office:value="65.594" calcext:value-type="float">
            <text:p>65.594</text:p>
          </table:table-cell>
          <table:table-cell office:value-type="float" office:value="11.798" calcext:value-type="float">
            <text:p>11.798</text:p>
          </table:table-cell>
          <table:table-cell office:value-type="float" office:value="7.323" calcext:value-type="float">
            <text:p>7.323</text:p>
          </table:table-cell>
          <table:table-cell office:value-type="float" office:value="258.364" calcext:value-type="float">
            <text:p>258.364</text:p>
          </table:table-cell>
          <table:table-cell office:value-type="float" office:value="135.815" calcext:value-type="float">
            <text:p>135.815</text:p>
          </table:table-cell>
          <table:table-cell table:formula="of:=[.B19]+[.D19]+[.E19]" office:value-type="float" office:value="192.77" calcext:value-type="float">
            <text:p>192.77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80.884" calcext:value-type="float">
            <text:p>180.884</text:p>
          </table:table-cell>
          <table:table-cell office:value-type="float" office:value="54.036" calcext:value-type="float">
            <text:p>54.036</text:p>
          </table:table-cell>
          <table:table-cell office:value-type="float" office:value="10.924" calcext:value-type="float">
            <text:p>10.924</text:p>
          </table:table-cell>
          <table:table-cell office:value-type="float" office:value="5.666" calcext:value-type="float">
            <text:p>5.666</text:p>
          </table:table-cell>
          <table:table-cell office:value-type="float" office:value="251.51" calcext:value-type="float">
            <text:p>251.51</text:p>
          </table:table-cell>
          <table:table-cell office:value-type="float" office:value="130.128" calcext:value-type="float">
            <text:p>130.128</text:p>
          </table:table-cell>
          <table:table-cell table:formula="of:=[.B20]+[.D20]+[.E20]" office:value-type="float" office:value="197.474" calcext:value-type="float">
            <text:p>197.47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1.181" calcext:value-type="float">
            <text:p>181.181</text:p>
          </table:table-cell>
          <table:table-cell office:value-type="float" office:value="49.796" calcext:value-type="float">
            <text:p>49.796</text:p>
          </table:table-cell>
          <table:table-cell office:value-type="float" office:value="7.225" calcext:value-type="float">
            <text:p>7.225</text:p>
          </table:table-cell>
          <table:table-cell office:value-type="float" office:value="5.411" calcext:value-type="float">
            <text:p>5.411</text:p>
          </table:table-cell>
          <table:table-cell office:value-type="float" office:value="243.613" calcext:value-type="float">
            <text:p>243.613</text:p>
          </table:table-cell>
          <table:table-cell office:value-type="float" office:value="114.419" calcext:value-type="float">
            <text:p>114.419</text:p>
          </table:table-cell>
          <table:table-cell table:formula="of:=[.B21]+[.D21]+[.E21]" office:value-type="float" office:value="193.817" calcext:value-type="float">
            <text:p>193.81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68.69" calcext:value-type="float">
            <text:p>168.69</text:p>
          </table:table-cell>
          <table:table-cell office:value-type="float" office:value="48.471" calcext:value-type="float">
            <text:p>48.471</text:p>
          </table:table-cell>
          <table:table-cell office:value-type="float" office:value="6.992" calcext:value-type="float">
            <text:p>6.992</text:p>
          </table:table-cell>
          <table:table-cell office:value-type="float" office:value="5.512" calcext:value-type="float">
            <text:p>5.512</text:p>
          </table:table-cell>
          <table:table-cell office:value-type="float" office:value="229.665" calcext:value-type="float">
            <text:p>229.665</text:p>
          </table:table-cell>
          <table:table-cell office:value-type="float" office:value="1.237" calcext:value-type="float">
            <text:p>1.237</text:p>
          </table:table-cell>
          <table:table-cell table:formula="of:=[.B22]+[.D22]+[.E22]" office:value-type="float" office:value="181.194" calcext:value-type="float">
            <text:p>181.194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68.744" calcext:value-type="float">
            <text:p>168.744</text:p>
          </table:table-cell>
          <table:table-cell office:value-type="float" office:value="44.195" calcext:value-type="float">
            <text:p>44.195</text:p>
          </table:table-cell>
          <table:table-cell office:value-type="float" office:value="7.39" calcext:value-type="float">
            <text:p>7.39</text:p>
          </table:table-cell>
          <table:table-cell office:value-type="float" office:value="5.047" calcext:value-type="float">
            <text:p>5.047</text:p>
          </table:table-cell>
          <table:table-cell office:value-type="float" office:value="225.375" calcext:value-type="float">
            <text:p>225.375</text:p>
          </table:table-cell>
          <table:table-cell office:value-type="float" office:value="0.183" calcext:value-type="float">
            <text:p>0.183</text:p>
          </table:table-cell>
          <table:table-cell table:formula="of:=[.B23]+[.D23]+[.E23]" office:value-type="float" office:value="181.181" calcext:value-type="float">
            <text:p>181.18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75.914" calcext:value-type="float">
            <text:p>175.914</text:p>
          </table:table-cell>
          <table:table-cell office:value-type="float" office:value="42.945" calcext:value-type="float">
            <text:p>42.945</text:p>
          </table:table-cell>
          <table:table-cell office:value-type="float" office:value="8.074" calcext:value-type="float">
            <text:p>8.074</text:p>
          </table:table-cell>
          <table:table-cell office:value-type="float" office:value="5.376" calcext:value-type="float">
            <text:p>5.376</text:p>
          </table:table-cell>
          <table:table-cell office:value-type="float" office:value="232.308" calcext:value-type="float">
            <text:p>232.308</text:p>
          </table:table-cell>
          <table:table-cell office:value-type="float" office:value="0.001" calcext:value-type="float">
            <text:p>0.001</text:p>
          </table:table-cell>
          <table:table-cell table:formula="of:=[.B24]+[.D24]+[.E24]" office:value-type="float" office:value="189.364" calcext:value-type="float">
            <text:p>189.364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75.501" calcext:value-type="float">
            <text:p>175.501</text:p>
          </table:table-cell>
          <table:table-cell office:value-type="float" office:value="37.398" calcext:value-type="float">
            <text:p>37.398</text:p>
          </table:table-cell>
          <table:table-cell office:value-type="float" office:value="8.232" calcext:value-type="float">
            <text:p>8.232</text:p>
          </table:table-cell>
          <table:table-cell office:value-type="float" office:value="3.784" calcext:value-type="float">
            <text:p>3.784</text:p>
          </table:table-cell>
          <table:table-cell office:value-type="float" office:value="224.915" calcext:value-type="float">
            <text:p>224.915</text:p>
          </table:table-cell>
          <table:table-cell office:value-type="float" office:value="0.003" calcext:value-type="float">
            <text:p>0.003</text:p>
          </table:table-cell>
          <table:table-cell table:formula="of:=[.B25]+[.D25]+[.E25]" office:value-type="float" office:value="187.517" calcext:value-type="float">
            <text:p>187.51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56.776" calcext:value-type="float">
            <text:p>156.776</text:p>
          </table:table-cell>
          <table:table-cell office:value-type="float" office:value="27.814" calcext:value-type="float">
            <text:p>27.814</text:p>
          </table:table-cell>
          <table:table-cell office:value-type="float" office:value="7.942" calcext:value-type="float">
            <text:p>7.942</text:p>
          </table:table-cell>
          <table:table-cell office:value-type="float" office:value="3.178" calcext:value-type="float">
            <text:p>3.178</text:p>
          </table:table-cell>
          <table:table-cell office:value-type="float" office:value="195.709" calcext:value-type="float">
            <text:p>195.709</text:p>
          </table:table-cell>
          <table:table-cell office:value-type="float" office:value="0" calcext:value-type="float">
            <text:p>0</text:p>
          </table:table-cell>
          <table:table-cell table:formula="of:=[.B26]+[.D26]+[.E26]" office:value-type="float" office:value="167.896" calcext:value-type="float">
            <text:p>167.896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46.282" calcext:value-type="float">
            <text:p>146.282</text:p>
          </table:table-cell>
          <table:table-cell office:value-type="float" office:value="26.842" calcext:value-type="float">
            <text:p>26.842</text:p>
          </table:table-cell>
          <table:table-cell office:value-type="float" office:value="7.122" calcext:value-type="float">
            <text:p>7.122</text:p>
          </table:table-cell>
          <table:table-cell office:value-type="float" office:value="2.403" calcext:value-type="float">
            <text:p>2.403</text:p>
          </table:table-cell>
          <table:table-cell office:value-type="float" office:value="182.649" calcext:value-type="float">
            <text:p>182.649</text:p>
          </table:table-cell>
          <table:table-cell office:value-type="float" office:value="0.065" calcext:value-type="float">
            <text:p>0.065</text:p>
          </table:table-cell>
          <table:table-cell table:formula="of:=[.B27]+[.D27]+[.E27]" office:value-type="float" office:value="155.807" calcext:value-type="float">
            <text:p>155.807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31.843" calcext:value-type="float">
            <text:p>131.843</text:p>
          </table:table-cell>
          <table:table-cell office:value-type="float" office:value="24.804" calcext:value-type="float">
            <text:p>24.804</text:p>
          </table:table-cell>
          <table:table-cell office:value-type="float" office:value="5.518" calcext:value-type="float">
            <text:p>5.518</text:p>
          </table:table-cell>
          <table:table-cell office:value-type="float" office:value="0.474" calcext:value-type="float">
            <text:p>0.474</text:p>
          </table:table-cell>
          <table:table-cell office:value-type="float" office:value="162.639" calcext:value-type="float">
            <text:p>162.639</text:p>
          </table:table-cell>
          <table:table-cell office:value-type="float" office:value="0" calcext:value-type="float">
            <text:p>0</text:p>
          </table:table-cell>
          <table:table-cell table:formula="of:=[.B28]+[.D28]+[.E28]" office:value-type="float" office:value="137.835" calcext:value-type="float">
            <text:p>137.83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23.999" calcext:value-type="float">
            <text:p>123.999</text:p>
          </table:table-cell>
          <table:table-cell office:value-type="float" office:value="25.834" calcext:value-type="float">
            <text:p>25.834</text:p>
          </table:table-cell>
          <table:table-cell office:value-type="float" office:value="4.959" calcext:value-type="float">
            <text:p>4.959</text:p>
          </table:table-cell>
          <table:table-cell office:value-type="float" office:value="0.054" calcext:value-type="float">
            <text:p>0.054</text:p>
          </table:table-cell>
          <table:table-cell office:value-type="float" office:value="154.846" calcext:value-type="float">
            <text:p>154.846</text:p>
          </table:table-cell>
          <table:table-cell office:value-type="float" office:value="0" calcext:value-type="float">
            <text:p>0</text:p>
          </table:table-cell>
          <table:table-cell table:formula="of:=[.B29]+[.D29]+[.E29]" office:value-type="float" office:value="129.012" calcext:value-type="float">
            <text:p>129.012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08.51" calcext:value-type="float">
            <text:p>108.51</text:p>
          </table:table-cell>
          <table:table-cell office:value-type="float" office:value="25.027" calcext:value-type="float">
            <text:p>25.027</text:p>
          </table:table-cell>
          <table:table-cell office:value-type="float" office:value="4.897" calcext:value-type="float">
            <text:p>4.897</text:p>
          </table:table-cell>
          <table:table-cell office:value-type="float" office:value="0.057" calcext:value-type="float">
            <text:p>0.057</text:p>
          </table:table-cell>
          <table:table-cell office:value-type="float" office:value="138.492" calcext:value-type="float">
            <text:p>138.492</text:p>
          </table:table-cell>
          <table:table-cell office:value-type="float" office:value="0" calcext:value-type="float">
            <text:p>0</text:p>
          </table:table-cell>
          <table:table-cell table:formula="of:=[.B30]+[.D30]+[.E30]" office:value-type="float" office:value="113.464" calcext:value-type="float">
            <text:p>113.464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4.542" calcext:value-type="float">
            <text:p>94.542</text:p>
          </table:table-cell>
          <table:table-cell office:value-type="float" office:value="25.479" calcext:value-type="float">
            <text:p>25.479</text:p>
          </table:table-cell>
          <table:table-cell office:value-type="float" office:value="5.011" calcext:value-type="float">
            <text:p>5.011</text:p>
          </table:table-cell>
          <table:table-cell office:value-type="float" office:value="0.048" calcext:value-type="float">
            <text:p>0.048</text:p>
          </table:table-cell>
          <table:table-cell office:value-type="float" office:value="125.081" calcext:value-type="float">
            <text:p>125.081</text:p>
          </table:table-cell>
          <table:table-cell office:value-type="float" office:value="0" calcext:value-type="float">
            <text:p>0</text:p>
          </table:table-cell>
          <table:table-cell table:formula="of:=[.B31]+[.D31]+[.E31]" office:value-type="float" office:value="99.601" calcext:value-type="float">
            <text:p>99.601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85.983" calcext:value-type="float">
            <text:p>85.983</text:p>
          </table:table-cell>
          <table:table-cell office:value-type="float" office:value="28.738" calcext:value-type="float">
            <text:p>28.738</text:p>
          </table:table-cell>
          <table:table-cell office:value-type="float" office:value="4.898" calcext:value-type="float">
            <text:p>4.898</text:p>
          </table:table-cell>
          <table:table-cell office:value-type="float" office:value="0.053" calcext:value-type="float">
            <text:p>0.053</text:p>
          </table:table-cell>
          <table:table-cell office:value-type="float" office:value="119.672" calcext:value-type="float">
            <text:p>119.672</text:p>
          </table:table-cell>
          <table:table-cell office:value-type="float" office:value="0" calcext:value-type="float">
            <text:p>0</text:p>
          </table:table-cell>
          <table:table-cell table:formula="of:=[.B32]+[.D32]+[.E32]" office:value-type="float" office:value="90.934" calcext:value-type="float">
            <text:p>90.93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64.723" calcext:value-type="float">
            <text:p>64.723</text:p>
          </table:table-cell>
          <table:table-cell office:value-type="float" office:value="28.33" calcext:value-type="float">
            <text:p>28.33</text:p>
          </table:table-cell>
          <table:table-cell office:value-type="float" office:value="4.846" calcext:value-type="float">
            <text:p>4.846</text:p>
          </table:table-cell>
          <table:table-cell office:value-type="float" office:value="0.047" calcext:value-type="float">
            <text:p>0.047</text:p>
          </table:table-cell>
          <table:table-cell office:value-type="float" office:value="97.946" calcext:value-type="float">
            <text:p>97.946</text:p>
          </table:table-cell>
          <table:table-cell office:value-type="float" office:value="0" calcext:value-type="float">
            <text:p>0</text:p>
          </table:table-cell>
          <table:table-cell table:formula="of:=[.B33]+[.D33]+[.E33]" office:value-type="float" office:value="69.616" calcext:value-type="float">
            <text:p>69.61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56.959" calcext:value-type="float">
            <text:p>56.959</text:p>
          </table:table-cell>
          <table:table-cell office:value-type="float" office:value="28.151" calcext:value-type="float">
            <text:p>28.151</text:p>
          </table:table-cell>
          <table:table-cell office:value-type="float" office:value="4.117" calcext:value-type="float">
            <text:p>4.117</text:p>
          </table:table-cell>
          <table:table-cell office:value-type="float" office:value="0.055" calcext:value-type="float">
            <text:p>0.055</text:p>
          </table:table-cell>
          <table:table-cell office:value-type="float" office:value="89.281" calcext:value-type="float">
            <text:p>89.281</text:p>
          </table:table-cell>
          <table:table-cell office:value-type="float" office:value="0" calcext:value-type="float">
            <text:p>0</text:p>
          </table:table-cell>
          <table:table-cell table:formula="of:=[.B34]+[.D34]+[.E34]" office:value-type="float" office:value="61.131" calcext:value-type="float">
            <text:p>61.13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48.771" calcext:value-type="float">
            <text:p>48.771</text:p>
          </table:table-cell>
          <table:table-cell office:value-type="float" office:value="26.09" calcext:value-type="float">
            <text:p>26.09</text:p>
          </table:table-cell>
          <table:table-cell office:value-type="float" office:value="3.845" calcext:value-type="float">
            <text:p>3.845</text:p>
          </table:table-cell>
          <table:table-cell office:value-type="float" office:value="0.061" calcext:value-type="float">
            <text:p>0.061</text:p>
          </table:table-cell>
          <table:table-cell office:value-type="float" office:value="78.767" calcext:value-type="float">
            <text:p>78.767</text:p>
          </table:table-cell>
          <table:table-cell office:value-type="float" office:value="0" calcext:value-type="float">
            <text:p>0</text:p>
          </table:table-cell>
          <table:table-cell table:formula="of:=[.B35]+[.D35]+[.E35]" office:value-type="float" office:value="52.677" calcext:value-type="float">
            <text:p>52.677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44.758" calcext:value-type="float">
            <text:p>44.758</text:p>
          </table:table-cell>
          <table:table-cell office:value-type="float" office:value="26.186" calcext:value-type="float">
            <text:p>26.186</text:p>
          </table:table-cell>
          <table:table-cell office:value-type="float" office:value="2.968" calcext:value-type="float">
            <text:p>2.968</text:p>
          </table:table-cell>
          <table:table-cell office:value-type="float" office:value="0.076" calcext:value-type="float">
            <text:p>0.076</text:p>
          </table:table-cell>
          <table:table-cell office:value-type="float" office:value="73.987" calcext:value-type="float">
            <text:p>73.987</text:p>
          </table:table-cell>
          <table:table-cell office:value-type="float" office:value="0" calcext:value-type="float">
            <text:p>0</text:p>
          </table:table-cell>
          <table:table-cell table:formula="of:=[.B36]+[.D36]+[.E36]" office:value-type="float" office:value="47.802" calcext:value-type="float">
            <text:p>47.802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41.093" calcext:value-type="float">
            <text:p>41.093</text:p>
          </table:table-cell>
          <table:table-cell office:value-type="float" office:value="25.963" calcext:value-type="float">
            <text:p>25.963</text:p>
          </table:table-cell>
          <table:table-cell office:value-type="float" office:value="2.642" calcext:value-type="float">
            <text:p>2.642</text:p>
          </table:table-cell>
          <table:table-cell office:value-type="float" office:value="0.064" calcext:value-type="float">
            <text:p>0.064</text:p>
          </table:table-cell>
          <table:table-cell office:value-type="float" office:value="69.762" calcext:value-type="float">
            <text:p>69.762</text:p>
          </table:table-cell>
          <table:table-cell office:value-type="float" office:value="0" calcext:value-type="float">
            <text:p>0</text:p>
          </table:table-cell>
          <table:table-cell table:formula="of:=[.B37]+[.D37]+[.E37]" office:value-type="float" office:value="43.799" calcext:value-type="float">
            <text:p>43.7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5.645" calcext:value-type="float">
            <text:p>35.645</text:p>
          </table:table-cell>
          <table:table-cell office:value-type="float" office:value="23.613" calcext:value-type="float">
            <text:p>23.613</text:p>
          </table:table-cell>
          <table:table-cell office:value-type="float" office:value="2.68" calcext:value-type="float">
            <text:p>2.68</text:p>
          </table:table-cell>
          <table:table-cell office:value-type="float" office:value="0.041" calcext:value-type="float">
            <text:p>0.041</text:p>
          </table:table-cell>
          <table:table-cell office:value-type="float" office:value="61.979" calcext:value-type="float">
            <text:p>61.979</text:p>
          </table:table-cell>
          <table:table-cell office:value-type="float" office:value="0" calcext:value-type="float">
            <text:p>0</text:p>
          </table:table-cell>
          <table:table-cell table:formula="of:=[.B38]+[.D38]+[.E38]" office:value-type="float" office:value="38.366" calcext:value-type="float">
            <text:p>38.36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8.528" calcext:value-type="float">
            <text:p>28.528</text:p>
          </table:table-cell>
          <table:table-cell office:value-type="float" office:value="23.96" calcext:value-type="float">
            <text:p>23.96</text:p>
          </table:table-cell>
          <table:table-cell office:value-type="float" office:value="2.286" calcext:value-type="float">
            <text:p>2.286</text:p>
          </table:table-cell>
          <table:table-cell office:value-type="float" office:value="0.043" calcext:value-type="float">
            <text:p>0.043</text:p>
          </table:table-cell>
          <table:table-cell office:value-type="float" office:value="54.817" calcext:value-type="float">
            <text:p>54.817</text:p>
          </table:table-cell>
          <table:table-cell office:value-type="float" office:value="0" calcext:value-type="float">
            <text:p>0</text:p>
          </table:table-cell>
          <table:table-cell table:formula="of:=[.B39]+[.D39]+[.E39]" office:value-type="float" office:value="30.857" calcext:value-type="float">
            <text:p>30.85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7.485" calcext:value-type="float">
            <text:p>27.485</text:p>
          </table:table-cell>
          <table:table-cell office:value-type="float" office:value="24.951" calcext:value-type="float">
            <text:p>24.951</text:p>
          </table:table-cell>
          <table:table-cell office:value-type="float" office:value="2.168" calcext:value-type="float">
            <text:p>2.168</text:p>
          </table:table-cell>
          <table:table-cell office:value-type="float" office:value="0.048" calcext:value-type="float">
            <text:p>0.048</text:p>
          </table:table-cell>
          <table:table-cell office:value-type="float" office:value="54.652" calcext:value-type="float">
            <text:p>54.652</text:p>
          </table:table-cell>
          <table:table-cell office:value-type="float" office:value="0" calcext:value-type="float">
            <text:p>0</text:p>
          </table:table-cell>
          <table:table-cell table:formula="of:=[.B40]+[.D40]+[.E40]" office:value-type="float" office:value="29.701" calcext:value-type="float">
            <text:p>29.70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8.221" calcext:value-type="float">
            <text:p>28.221</text:p>
          </table:table-cell>
          <table:table-cell office:value-type="float" office:value="25.088" calcext:value-type="float">
            <text:p>25.088</text:p>
          </table:table-cell>
          <table:table-cell office:value-type="float" office:value="2.44" calcext:value-type="float">
            <text:p>2.44</text:p>
          </table:table-cell>
          <table:table-cell office:value-type="float" office:value="0.048" calcext:value-type="float">
            <text:p>0.048</text:p>
          </table:table-cell>
          <table:table-cell office:value-type="float" office:value="55.798" calcext:value-type="float">
            <text:p>55.798</text:p>
          </table:table-cell>
          <table:table-cell office:value-type="float" office:value="0" calcext:value-type="float">
            <text:p>0</text:p>
          </table:table-cell>
          <table:table-cell table:formula="of:=[.B41]+[.D41]+[.E41]" office:value-type="float" office:value="30.709" calcext:value-type="float">
            <text:p>30.709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2.478" calcext:value-type="float">
            <text:p>22.478</text:p>
          </table:table-cell>
          <table:table-cell office:value-type="float" office:value="20.67" calcext:value-type="float">
            <text:p>20.67</text:p>
          </table:table-cell>
          <table:table-cell office:value-type="float" office:value="1.128" calcext:value-type="float">
            <text:p>1.128</text:p>
          </table:table-cell>
          <table:table-cell office:value-type="float" office:value="0.044" calcext:value-type="float">
            <text:p>0.044</text:p>
          </table:table-cell>
          <table:table-cell office:value-type="float" office:value="44.319" calcext:value-type="float">
            <text:p>44.319</text:p>
          </table:table-cell>
          <table:table-cell office:value-type="float" office:value="0" calcext:value-type="float">
            <text:p>0</text:p>
          </table:table-cell>
          <table:table-cell table:formula="of:=[.B42]+[.D42]+[.E42]" office:value-type="float" office:value="23.65" calcext:value-type="float">
            <text:p>23.65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0.644" calcext:value-type="float">
            <text:p>20.644</text:p>
          </table:table-cell>
          <table:table-cell office:value-type="float" office:value="14.201" calcext:value-type="float">
            <text:p>14.201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34.866" calcext:value-type="float">
            <text:p>34.866</text:p>
          </table:table-cell>
          <table:table-cell office:value-type="float" office:value="0" calcext:value-type="float">
            <text:p>0</text:p>
          </table:table-cell>
          <table:table-cell table:formula="of:=[.B43]+[.D43]+[.E43]" office:value-type="float" office:value="20.665" calcext:value-type="float">
            <text:p>20.665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6.643" calcext:value-type="float">
            <text:p>16.643</text:p>
          </table:table-cell>
          <table:table-cell office:value-type="float" office:value="2.655" calcext:value-type="float">
            <text:p>2.65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table:formula="of:=[.B44]+[.D44]+[.E44]" office:value-type="float" office:value="16.645" calcext:value-type="float">
            <text:p>16.645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6.227" calcext:value-type="float">
            <text:p>16.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.227" calcext:value-type="float">
            <text:p>16.227</text:p>
          </table:table-cell>
          <table:table-cell office:value-type="float" office:value="0" calcext:value-type="float">
            <text:p>0</text:p>
          </table:table-cell>
          <table:table-cell table:formula="of:=[.B45]+[.D45]+[.E45]" office:value-type="float" office:value="16.227" calcext:value-type="float">
            <text:p>16.227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0.995" calcext:value-type="float">
            <text:p>10.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995" calcext:value-type="float">
            <text:p>10.995</text:p>
          </table:table-cell>
          <table:table-cell office:value-type="float" office:value="0" calcext:value-type="float">
            <text:p>0</text:p>
          </table:table-cell>
          <table:table-cell table:formula="of:=[.B46]+[.D46]+[.E46]" office:value-type="float" office:value="10.995" calcext:value-type="float">
            <text:p>10.995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.014" calcext:value-type="float">
            <text:p>2.0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14" calcext:value-type="float">
            <text:p>2.014</text:p>
          </table:table-cell>
          <table:table-cell office:value-type="float" office:value="0" calcext:value-type="float">
            <text:p>0</text:p>
          </table:table-cell>
          <table:table-cell table:formula="of:=[.B47]+[.D47]+[.E47]" office:value-type="float" office:value="2.014" calcext:value-type="float">
            <text:p>2.01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.87" calcext:value-type="float">
            <text:p>1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</text:p>
          </table:table-cell>
          <table:table-cell table:formula="of:=[.B48]+[.D48]+[.E48]"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.927" calcext:value-type="float">
            <text:p>1.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927" calcext:value-type="float">
            <text:p>1.927</text:p>
          </table:table-cell>
          <table:table-cell office:value-type="float" office:value="0" calcext:value-type="float">
            <text:p>0</text:p>
          </table:table-cell>
          <table:table-cell table:formula="of:=[.B49]+[.D49]+[.E49]" office:value-type="float" office:value="1.927" calcext:value-type="float">
            <text:p>1.92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0.357" calcext:value-type="float">
            <text:p>0.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57" calcext:value-type="float">
            <text:p>0.357</text:p>
          </table:table-cell>
          <table:table-cell office:value-type="float" office:value="0" calcext:value-type="float">
            <text:p>0</text:p>
          </table:table-cell>
          <table:table-cell table:formula="of:=[.B50]+[.D50]+[.E50]" office:value-type="float" office:value="0.357" calcext:value-type="float">
            <text:p>0.357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https://npdfactpages.npd.no/Default.aspx?culture=en&amp;nav1=field&amp;nav2=TableView|Production|Saleable|Month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“Yearly Total”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3T15:16:52.465998300</dc:date>
    <meta:editing-duration>PT2H9M38S</meta:editing-duration>
    <meta:editing-cycles>2</meta:editing-cycles>
    <meta:generator>LibreOffice/5.0.3.2$Linux_X86_64 LibreOffice_project/00m0$Build-2</meta:generator>
    <meta:document-statistic meta:table-count="1" meta:cell-count="4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47cm" svg:height="10.679cm" xlink:href=".." xlink:type="simple" chart:class="chart:scatter" chart:column-mapping="0 2 1" chart:style-name="ch1">
        <chart:legend chart:legend-position="end" svg:x="17.07cm" svg:y="4.791cm" style:legend-expansion="high" chart:style-name="ch2"/>
        <chart:plot-area chart:style-name="ch3" table:cell-range-address="field_production_totalt_NCS_year__DisplayAllRows.A1:field_production_totalt_NCS_year__DisplayAllRows.B1 field_production_totalt_NCS_year__DisplayAllRows.A3:field_production_totalt_NCS_year__DisplayAllRows.B50 field_production_totalt_NCS_year__DisplayAllRows.H1:field_production_totalt_NCS_year__DisplayAllRows.H1 field_production_totalt_NCS_year__DisplayAllRows.H3:field_production_totalt_NCS_year__DisplayAllRows.H50" chart:data-source-has-labels="row" svg:x="0.418cm" svg:y="0.213cm" svg:width="16.234cm" svg:height="10.253cm">
          <chartooo:coordinate-region svg:x="1.225cm" svg:y="0.412cm" svg:width="15.055cm" svg:height="9.4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ield_production_totalt_NCS_year__DisplayAllRows.H3:field_production_totalt_NCS_year__DisplayAllRows.H50" chart:label-cell-address="field_production_totalt_NCS_year__DisplayAllRows.H1:field_production_totalt_NCS_year__DisplayAllRows.H1" chart:class="chart:scatter">
            <chart:domain table:cell-range-address="field_production_totalt_NCS_year__DisplayAllRows.A3:field_production_totalt_NCS_year__DisplayAllRows.A50"/>
            <chart:data-point chart:repeated="48"/>
          </chart:series>
          <chart:series chart:style-name="ch7" chart:values-cell-range-address="field_production_totalt_NCS_year__DisplayAllRows.B3:field_production_totalt_NCS_year__DisplayAllRows.B50" chart:label-cell-address="field_production_totalt_NCS_year__DisplayAllRows.B1:field_production_totalt_NCS_year__DisplayAllRows.B1" chart:class="chart:scatte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ilTOT</text:p>
                <draw:g>
                  <svg:desc>field_production_totalt_NCS_year__DisplayAllRows.H1:field_production_totalt_NCS_year__DisplayAllRows.H1</svg:desc>
                </draw:g>
              </table:table-cell>
              <table:table-cell office:value-type="string">
                <text:p>prfPrdOilNetMillSm3</text:p>
                <draw:g>
                  <svg:desc>field_production_totalt_NCS_year__DisplayAllRows.B1:field_production_totalt_NCS_year__DisplayAllRow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8">
                <text:p>2018</text:p>
                <draw:g>
                  <svg:desc>field_production_totalt_NCS_year__DisplayAllRows.A3:field_production_totalt_NCS_year__DisplayAllRows.A50</svg:desc>
                </draw:g>
              </table:table-cell>
              <table:table-cell office:value-type="float" office:value="107.457">
                <text:p>107.457</text:p>
                <draw:g>
                  <svg:desc>field_production_totalt_NCS_year__DisplayAllRows.H3:field_production_totalt_NCS_year__DisplayAllRows.H50</svg:desc>
                </draw:g>
              </table:table-cell>
              <table:table-cell office:value-type="float" office:value="86.286">
                <text:p>86.286</text:p>
                <draw:g>
                  <svg:desc>field_production_totalt_NCS_year__DisplayAllRows.B3:field_production_totalt_NCS_year__DisplayAllRows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7">
                <text:p>2017</text:p>
              </table:table-cell>
              <table:table-cell office:value-type="float" office:value="114.28">
                <text:p>114.28</text:p>
              </table:table-cell>
              <table:table-cell office:value-type="float" office:value="92.178">
                <text:p>92.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16.193">
                <text:p>116.193</text:p>
              </table:table-cell>
              <table:table-cell office:value-type="float" office:value="93.951">
                <text:p>93.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5">
                <text:p>2015</text:p>
              </table:table-cell>
              <table:table-cell office:value-type="float" office:value="112.928">
                <text:p>112.928</text:p>
              </table:table-cell>
              <table:table-cell office:value-type="float" office:value="90.854">
                <text:p>90.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4">
                <text:p>2014</text:p>
              </table:table-cell>
              <table:table-cell office:value-type="float" office:value="109.465">
                <text:p>109.465</text:p>
              </table:table-cell>
              <table:table-cell office:value-type="float" office:value="87.751">
                <text:p>87.7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3">
                <text:p>2013</text:p>
              </table:table-cell>
              <table:table-cell office:value-type="float" office:value="106.648">
                <text:p>106.648</text:p>
              </table:table-cell>
              <table:table-cell office:value-type="float" office:value="84.939">
                <text:p>84.9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12">
                <text:p>2012</text:p>
              </table:table-cell>
              <table:table-cell office:value-type="float" office:value="111.571">
                <text:p>111.571</text:p>
              </table:table-cell>
              <table:table-cell office:value-type="float" office:value="89.197">
                <text:p>89.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11">
                <text:p>2011</text:p>
              </table:table-cell>
              <table:table-cell office:value-type="float" office:value="118.353">
                <text:p>118.353</text:p>
              </table:table-cell>
              <table:table-cell office:value-type="float" office:value="97.456">
                <text:p>97.4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0">
                <text:p>2010</text:p>
              </table:table-cell>
              <table:table-cell office:value-type="float" office:value="124.109">
                <text:p>124.109</text:p>
              </table:table-cell>
              <table:table-cell office:value-type="float" office:value="104.388">
                <text:p>104.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9">
                <text:p>2009</text:p>
              </table:table-cell>
              <table:table-cell office:value-type="float" office:value="136.339">
                <text:p>136.339</text:p>
              </table:table-cell>
              <table:table-cell office:value-type="float" office:value="114.937">
                <text:p>114.9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8">
                <text:p>2008</text:p>
              </table:table-cell>
              <table:table-cell office:value-type="float" office:value="143.528">
                <text:p>143.528</text:p>
              </table:table-cell>
              <table:table-cell office:value-type="float" office:value="122.662">
                <text:p>122.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7">
                <text:p>2007</text:p>
              </table:table-cell>
              <table:table-cell office:value-type="float" office:value="148.031">
                <text:p>148.031</text:p>
              </table:table-cell>
              <table:table-cell office:value-type="float" office:value="128.276">
                <text:p>128.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06">
                <text:p>2006</text:p>
              </table:table-cell>
              <table:table-cell office:value-type="float" office:value="160.898">
                <text:p>160.898</text:p>
              </table:table-cell>
              <table:table-cell office:value-type="float" office:value="136.577">
                <text:p>136.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5">
                <text:p>2005</text:p>
              </table:table-cell>
              <table:table-cell office:value-type="float" office:value="171.895">
                <text:p>171.895</text:p>
              </table:table-cell>
              <table:table-cell office:value-type="float" office:value="148.137">
                <text:p>148.1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4">
                <text:p>2004</text:p>
              </table:table-cell>
              <table:table-cell office:value-type="float" office:value="185.096">
                <text:p>185.096</text:p>
              </table:table-cell>
              <table:table-cell office:value-type="float" office:value="162.778">
                <text:p>162.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3">
                <text:p>2003</text:p>
              </table:table-cell>
              <table:table-cell office:value-type="float" office:value="188.745">
                <text:p>188.745</text:p>
              </table:table-cell>
              <table:table-cell office:value-type="float" office:value="165.475">
                <text:p>165.4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2">
                <text:p>2002</text:p>
              </table:table-cell>
              <table:table-cell office:value-type="float" office:value="192.77">
                <text:p>192.77</text:p>
              </table:table-cell>
              <table:table-cell office:value-type="float" office:value="173.649">
                <text:p>173.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1">
                <text:p>2001</text:p>
              </table:table-cell>
              <table:table-cell office:value-type="float" office:value="197.474">
                <text:p>197.474</text:p>
              </table:table-cell>
              <table:table-cell office:value-type="float" office:value="180.884">
                <text:p>180.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3.817">
                <text:p>193.817</text:p>
              </table:table-cell>
              <table:table-cell office:value-type="float" office:value="181.181">
                <text:p>181.1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181.194">
                <text:p>181.194</text:p>
              </table:table-cell>
              <table:table-cell office:value-type="float" office:value="168.69">
                <text:p>168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8">
                <text:p>1998</text:p>
              </table:table-cell>
              <table:table-cell office:value-type="float" office:value="181.181">
                <text:p>181.181</text:p>
              </table:table-cell>
              <table:table-cell office:value-type="float" office:value="168.744">
                <text:p>168.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97">
                <text:p>1997</text:p>
              </table:table-cell>
              <table:table-cell office:value-type="float" office:value="189.364">
                <text:p>189.364</text:p>
              </table:table-cell>
              <table:table-cell office:value-type="float" office:value="175.914">
                <text:p>175.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96">
                <text:p>1996</text:p>
              </table:table-cell>
              <table:table-cell office:value-type="float" office:value="187.517">
                <text:p>187.517</text:p>
              </table:table-cell>
              <table:table-cell office:value-type="float" office:value="175.501">
                <text:p>175.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95">
                <text:p>1995</text:p>
              </table:table-cell>
              <table:table-cell office:value-type="float" office:value="167.896">
                <text:p>167.896</text:p>
              </table:table-cell>
              <table:table-cell office:value-type="float" office:value="156.776">
                <text:p>156.7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94">
                <text:p>1994</text:p>
              </table:table-cell>
              <table:table-cell office:value-type="float" office:value="155.807">
                <text:p>155.807</text:p>
              </table:table-cell>
              <table:table-cell office:value-type="float" office:value="146.282">
                <text:p>146.2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93">
                <text:p>1993</text:p>
              </table:table-cell>
              <table:table-cell office:value-type="float" office:value="137.835">
                <text:p>137.835</text:p>
              </table:table-cell>
              <table:table-cell office:value-type="float" office:value="131.843">
                <text:p>131.8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92">
                <text:p>1992</text:p>
              </table:table-cell>
              <table:table-cell office:value-type="float" office:value="129.012">
                <text:p>129.012</text:p>
              </table:table-cell>
              <table:table-cell office:value-type="float" office:value="123.999">
                <text:p>123.9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1">
                <text:p>1991</text:p>
              </table:table-cell>
              <table:table-cell office:value-type="float" office:value="113.464">
                <text:p>113.464</text:p>
              </table:table-cell>
              <table:table-cell office:value-type="float" office:value="108.51">
                <text:p>108.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0">
                <text:p>1990</text:p>
              </table:table-cell>
              <table:table-cell office:value-type="float" office:value="99.601">
                <text:p>99.601</text:p>
              </table:table-cell>
              <table:table-cell office:value-type="float" office:value="94.542">
                <text:p>94.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90.934">
                <text:p>90.934</text:p>
              </table:table-cell>
              <table:table-cell office:value-type="float" office:value="85.983">
                <text:p>85.9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8">
                <text:p>1988</text:p>
              </table:table-cell>
              <table:table-cell office:value-type="float" office:value="69.616">
                <text:p>69.616</text:p>
              </table:table-cell>
              <table:table-cell office:value-type="float" office:value="64.723">
                <text:p>64.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7">
                <text:p>1987</text:p>
              </table:table-cell>
              <table:table-cell office:value-type="float" office:value="61.131">
                <text:p>61.131</text:p>
              </table:table-cell>
              <table:table-cell office:value-type="float" office:value="56.959">
                <text:p>56.9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6">
                <text:p>1986</text:p>
              </table:table-cell>
              <table:table-cell office:value-type="float" office:value="52.677">
                <text:p>52.677</text:p>
              </table:table-cell>
              <table:table-cell office:value-type="float" office:value="48.771">
                <text:p>48.7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5">
                <text:p>1985</text:p>
              </table:table-cell>
              <table:table-cell office:value-type="float" office:value="47.802">
                <text:p>47.802</text:p>
              </table:table-cell>
              <table:table-cell office:value-type="float" office:value="44.758">
                <text:p>44.7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4">
                <text:p>1984</text:p>
              </table:table-cell>
              <table:table-cell office:value-type="float" office:value="43.799">
                <text:p>43.799</text:p>
              </table:table-cell>
              <table:table-cell office:value-type="float" office:value="41.093">
                <text:p>41.0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3">
                <text:p>1983</text:p>
              </table:table-cell>
              <table:table-cell office:value-type="float" office:value="38.366">
                <text:p>38.366</text:p>
              </table:table-cell>
              <table:table-cell office:value-type="float" office:value="35.645">
                <text:p>35.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30.857">
                <text:p>30.857</text:p>
              </table:table-cell>
              <table:table-cell office:value-type="float" office:value="28.528">
                <text:p>28.5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">
                <text:p>1981</text:p>
              </table:table-cell>
              <table:table-cell office:value-type="float" office:value="29.701">
                <text:p>29.701</text:p>
              </table:table-cell>
              <table:table-cell office:value-type="float" office:value="27.485">
                <text:p>27.4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0">
                <text:p>1980</text:p>
              </table:table-cell>
              <table:table-cell office:value-type="float" office:value="30.709">
                <text:p>30.709</text:p>
              </table:table-cell>
              <table:table-cell office:value-type="float" office:value="28.221">
                <text:p>28.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79">
                <text:p>1979</text:p>
              </table:table-cell>
              <table:table-cell office:value-type="float" office:value="23.65">
                <text:p>23.65</text:p>
              </table:table-cell>
              <table:table-cell office:value-type="float" office:value="22.478">
                <text:p>22.4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78">
                <text:p>1978</text:p>
              </table:table-cell>
              <table:table-cell office:value-type="float" office:value="20.665">
                <text:p>20.665</text:p>
              </table:table-cell>
              <table:table-cell office:value-type="float" office:value="20.644">
                <text:p>20.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7">
                <text:p>1977</text:p>
              </table:table-cell>
              <table:table-cell office:value-type="float" office:value="16.645">
                <text:p>16.645</text:p>
              </table:table-cell>
              <table:table-cell office:value-type="float" office:value="16.643">
                <text:p>16.6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6">
                <text:p>1976</text:p>
              </table:table-cell>
              <table:table-cell office:value-type="float" office:value="16.227">
                <text:p>16.227</text:p>
              </table:table-cell>
              <table:table-cell office:value-type="float" office:value="16.227">
                <text:p>16.2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5">
                <text:p>1975</text:p>
              </table:table-cell>
              <table:table-cell office:value-type="float" office:value="10.995">
                <text:p>10.995</text:p>
              </table:table-cell>
              <table:table-cell office:value-type="float" office:value="10.995">
                <text:p>10.9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4">
                <text:p>1974</text:p>
              </table:table-cell>
              <table:table-cell office:value-type="float" office:value="2.014">
                <text:p>2.014</text:p>
              </table:table-cell>
              <table:table-cell office:value-type="float" office:value="2.014">
                <text:p>2.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3">
                <text:p>1973</text:p>
              </table:table-cell>
              <table:table-cell office:value-type="float" office:value="1.87">
                <text:p>1.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2">
                <text:p>1972</text:p>
              </table:table-cell>
              <table:table-cell office:value-type="float" office:value="1.927">
                <text:p>1.927</text:p>
              </table:table-cell>
              <table:table-cell office:value-type="float" office:value="1.927">
                <text:p>1.9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1">
                <text:p>1971</text:p>
              </table:table-cell>
              <table:table-cell office:value-type="float" office:value="0.357">
                <text:p>0.357</text:p>
              </table:table-cell>
              <table:table-cell office:value-type="float" office:value="0.357">
                <text:p>0.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